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30" office:value-type="string" calcext:value-type="string">
            <text:p>La page s’ouvre et les articles apparaissent </text:p>
          </table:table-cell>
          <table:table-cell table:number-columns-repeated="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Une page produit qui permet d’afficher dynamiquement l’article selectionné dan la page d’acceuil.</text:p>
          </table:table-cell>
          <table:table-cell table:style-name="ce11" office:value-type="string" calcext:value-type="string">
            <text:p>Ouvre une page contenant l'article et qui affiche les caractéristiques de l'article</text:p>
          </table:table-cell>
          <table:table-cell table:style-name="ce11" office:value-type="string" calcext:value-type="string">
            <text:p>affiche le produit selectionné </text:p>
          </table:table-cell>
          <table:table-cell table:style-name="ce31" office:value-type="string" calcext:value-type="string">
            <text:p>la page ouverte est bien celle du produit et les caractéristique sont afficher</text:p>
          </table:table-cell>
          <table:table-cell table:number-columns-repeated="5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séléction d’une couleur et d’une quantité</text:p>
          </table:table-cell>
          <table:table-cell table:style-name="ce11" office:value-type="string" calcext:value-type="string">
            <text:p>Note la quantité et choisie la couleur dans un menu déroulant</text:p>
          </table:table-cell>
          <table:table-cell table:style-name="ce11" office:value-type="string" calcext:value-type="string">
            <text:p>La couleur et la quantité peuvent être choisies</text:p>
          </table:table-cell>
          <table:table-cell table:style-name="ce31" office:value-type="string" calcext:value-type="string">
            <text:p>La quantité et la couleur choisie est bien sauvegarder</text:p>
          </table:table-cell>
          <table:table-cell table:number-columns-repeated="5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ajouter le produit au panier et l’ajout du même element change la quantité </text:p>
          </table:table-cell>
          <table:table-cell table:style-name="ce11" office:value-type="string" calcext:value-type="string">
            <text:p>Sauvegarde du panier dans le local storage soit l’id, la couleur et la quantité du produit et modifie en conséquence si le même produit a été choisie</text:p>
          </table:table-cell>
          <table:table-cell table:style-name="ce11" office:value-type="string" calcext:value-type="string">
            <text:p>Le panier et bien sauvgardé et les doublons sont évités</text:p>
          </table:table-cell>
          <table:table-cell table:style-name="ce31" office:value-type="string" calcext:value-type="string">
            <text:p>le Local storage comporte bien l’id, la quantité et la couleur choisie par l’utilisateur et aucun doublon </text:p>
          </table:table-cell>
          <table:table-cell table:number-columns-repeated="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Une page “panier”</text:p>
          </table:table-cell>
          <table:table-cell table:style-name="ce11" office:value-type="string" calcext:value-type="string">
            <text:p>Affiche une page contenant la description des produits ajoutés au panier de façon dynamique</text:p>
          </table:table-cell>
          <table:table-cell table:style-name="ce11" office:value-type="string" calcext:value-type="string">
            <text:p>Les produits du panier sont bien afficheés sans doublons </text:p>
          </table:table-cell>
          <table:table-cell table:style-name="ce31" office:value-type="string" calcext:value-type="string">
            <text:p>la page s’ouvre bien sur une liste des produits selectionné par l’utilisateur </text:p>
          </table:table-cell>
          <table:table-cell table:number-columns-repeated="59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<text:s/>possibilité de modifier la quantité et supprimé le produit</text:p>
          </table:table-cell>
          <table:table-cell table:style-name="ce11" office:value-type="string" calcext:value-type="string">
            <text:p>La quantité est modifiée et sauvegardé et l’élément est bien supprimer et le total du prix du panier et de la quantité d’article est bien mis à jour</text:p>
          </table:table-cell>
          <table:table-cell table:style-name="ce11" office:value-type="string" calcext:value-type="string">
            <text:p>La modification ou la suppression est prise en compte. <text:s/></text:p>
          </table:table-cell>
          <table:table-cell table:style-name="ce31" office:value-type="string" calcext:value-type="string">
            <text:p>l’utilisateur peut modifier la quantité ou bien supprimé l’article choisie </text:p>
          </table:table-cell>
          <table:table-cell table:number-columns-repeated="5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un formulaire a remplir qui est verifié </text:p>
          </table:table-cell>
          <table:table-cell table:style-name="ce11" office:value-type="string" calcext:value-type="string">
            <text:p>le formulaire rempli va être vérifieé pour éviter que le text renseigné soit faux et envoyer au serveur </text:p>
          </table:table-cell>
          <table:table-cell table:style-name="ce11" office:value-type="string" calcext:value-type="string">
            <text:p>Toute erreur dans le formulaire est repérable et la commande est créer avec un retour du numéro de commande </text:p>
          </table:table-cell>
          <table:table-cell table:style-name="ce31" office:value-type="string" calcext:value-type="string">
            <text:p>le formulaire est bien verifier avec une erreur apparaissant la ou le formulairee est mal remplie et si toutr est bon le formulaire est bien envoyé</text:p>
          </table:table-cell>
          <table:table-cell table:number-columns-repeated="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Une page “confirmation” </text:p>
          </table:table-cell>
          <table:table-cell table:style-name="ce11" office:value-type="string" calcext:value-type="string">
            <text:p>Affiche une page confirmation avec le numéro de commande récupéré du serveur dans l’url </text:p>
          </table:table-cell>
          <table:table-cell table:style-name="ce11" office:value-type="string" calcext:value-type="string">
            <text:p>le numéro de commande s’affiche a sont emplacement </text:p>
          </table:table-cell>
          <table:table-cell table:style-name="ce31" office:value-type="string" calcext:value-type="string">
            <text:p>la page s’ouvre l’ors de l’envoie du formulaire et le numéro de commande s’affiche <text:s/></text:p>
          </table:table-cell>
          <table:table-cell table:number-columns-repeated="59"/>
        </table:table-row>
        <table:table-row table:style-name="ro5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59"/>
        </table:table-row>
        <table:table-row table:style-name="ro6" table:number-rows-repeated="1048554">
          <table:table-cell table:number-columns-repeated="64"/>
        </table:table-row>
        <table:table-row table:style-name="ro7" table:number-rows-repeated="11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 style:data-style-name="N2" text:time-value="10:53:54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2-09-03T11:05:17.838000000</dc:date>
    <meta:editing-duration>PT3H50M31S</meta:editing-duration>
    <meta:editing-cycles>17</meta:editing-cycles>
    <meta:document-statistic meta:table-count="1" meta:cell-count="44" meta:object-count="0"/>
  </office:meta>
</office:document-meta>
</file>